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14pt" style:font-size-asian="14pt" style:font-size-complex="14pt"/>
    </style:style>
    <style:style style:name="P3" style:family="paragraph" style:parent-style-name="Standard">
      <style:paragraph-properties>
        <style:tab-stops>
          <style:tab-stop style:position="7.567cm"/>
        </style:tab-stops>
      </style:paragraph-properties>
      <style:text-properties style:font-name="Verdana"/>
    </style:style>
    <style:style style:name="P4" style:family="paragraph" style:parent-style-name="Standard">
      <style:text-properties style:font-name="Verdana" fo:font-size="16pt" style:font-size-asian="16pt" style:font-size-complex="16pt"/>
    </style:style>
    <style:style style:name="P5" style:family="paragraph" style:parent-style-name="Standard">
      <style:text-properties style:font-name="Verdana" fo:font-size="24pt" style:font-size-asian="24pt" style:font-size-complex="24pt"/>
    </style:style>
    <style:style style:name="P6" style:family="paragraph" style:parent-style-name="Standard">
      <style:text-properties style:font-name="Verdana" fo:font-size="12pt" style:font-size-asian="12pt" style:font-size-complex="12pt"/>
    </style:style>
    <style:style style:name="P7"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8"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9" style:family="paragraph" style:parent-style-name="Table_20_Contents">
      <style:paragraph-properties fo:text-align="end" style:justify-single-word="false"/>
      <style:text-properties style:font-name="Verdana"/>
    </style:style>
    <style:style style:name="P10" style:family="paragraph" style:parent-style-name="Standard">
      <style:text-properties fo:font-variant="normal" fo:text-transform="none" fo:color="#000000" style:font-name="Verdana" fo:font-size="12pt" fo:letter-spacing="normal" fo:font-style="normal" fo:font-weight="normal"/>
    </style:style>
    <style:style style:name="T1"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9">Hendrik Bode</text:p>
            <text:p text:style-name="P9">Luca Zeitzen</text:p>
          </table:table-cell>
        </table:table-row>
      </table:table>
      <text:p text:style-name="P5"/>
      <text:p text:style-name="P8">Überschrift 1</text:p>
      <text:p text:style-name="P1">Zusatzinfomation/Unterüberschrift</text:p>
      <text:p text:style-name="P1"/>
      <text:p text:style-name="P1"/>
      <text:p text:style-name="P7">Überschrift 2</text:p>
      <text:p text:style-name="P1">Studierende sind nicht immer so selbstständig und fleißig, wie sie sein sollten. Steht eine Klausur an, kann sich nicht jeder dazu motivieren, alleine fleißig zu sein. Da hilft es häufig sich in Gruppen zu organisieren. Gerade am Campus Gummersbach fällt dies aber häufig nicht sehr leicht, weil viele nach den Veranstaltungen sofort zum Zug gehen und sich so die Wege schnell wieder trennen. Dadurch entsteht ein Defizit an gemeinsamem Lernerlebnis.</text:p>
      <text:p text:style-name="P1"><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7:27:33.06</meta:creation-date>
    <dc:date>2015-04-23T21:54:42.25</dc:date>
    <meta:editing-duration>PT8H20M7S</meta:editing-duration>
    <meta:editing-cycles>4</meta:editing-cycles>
    <meta:generator>OpenOffice.org/3.4.1$Win32 OpenOffice.org_project/341m1$Build-9593</meta:generator>
    <meta:document-statistic meta:table-count="1" meta:image-count="0" meta:object-count="0" meta:page-count="1" meta:paragraph-count="9" meta:word-count="84" meta:character-count="593"/>
  </office:meta>
</office:document-meta>
</file>